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tomiz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ct Wendy thru Michael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ct Nina Richard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00-00-00</text:date>, <text:time style:data-style-name="N2" text:time-value="21:40:41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2-18T21:52:39.797000000</dc:date>
    <meta:editing-duration>P6DT12H59M46S</meta:editing-duration>
    <meta:editing-cycles>39</meta:editing-cycles>
    <meta:document-statistic meta:table-count="1" meta:cell-count="149" meta:object-count="0"/>
  </office:meta>
</office:document-meta>
</file>